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taurant App Check List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Component: not-started, wip, done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Lesson: wip, draft, done</text:p>
          </table:table-cell>
          <table:table-cell table:style-name="ce4" table:number-columns-repeated="1023"/>
        </table:table-row>
        <table:table-row table:style-name="ro2">
          <table:table-cell table:style-name="ce2"/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Les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2-header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3-nav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4-gallery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5-menu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6-interactive-nav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7-menu-edit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s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Copy index.css to each project and remove sym lin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update JSX for each less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proof each less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share with Laura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8:09:17.099580132</meta:creation-date>
    <dc:date>2017-11-01T10:44:55.124470675</dc:date>
    <meta:editing-duration>PT2H25M24S</meta:editing-duration>
    <meta:editing-cycles>10</meta:editing-cycles>
    <meta:generator>LibreOffice/5.1.6.2$Linux_X86_64 LibreOffice_project/10m0$Build-2</meta:generator>
    <meta:document-statistic meta:table-count="1" meta:cell-count="23" meta:object-count="0"/>
  </office:meta>
</office:document-meta>
</file>